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a9b21" officeooo:paragraph-rsid="000a9b21" style:font-size-asian="18pt" style:font-size-complex="18pt"/>
    </style:style>
    <style:style style:name="P2" style:family="paragraph" style:parent-style-name="Standard">
      <style:paragraph-properties fo:text-align="start" style:justify-single-word="false"/>
      <style:text-properties fo:font-size="18pt" officeooo:rsid="000a9b21" officeooo:paragraph-rsid="000a9b21" style:font-size-asian="18pt" style:font-size-complex="18pt"/>
    </style:style>
    <style:style style:name="P3" style:family="paragraph" style:parent-style-name="Standard">
      <style:paragraph-properties fo:text-align="start" style:justify-single-word="false"/>
      <style:text-properties fo:font-size="18pt" officeooo:rsid="000bfa9c" officeooo:paragraph-rsid="000bfa9c" style:font-size-asian="18pt" style:font-size-complex="18pt"/>
    </style:style>
    <style:style style:name="P4" style:family="paragraph" style:parent-style-name="Standard">
      <style:paragraph-properties fo:text-align="start" style:justify-single-word="false"/>
      <style:text-properties fo:font-size="18pt" officeooo:rsid="000c4dcb" officeooo:paragraph-rsid="000c4dcb" style:font-size-asian="18pt" style:font-size-complex="18pt"/>
    </style:style>
    <style:style style:name="P5" style:family="paragraph" style:parent-style-name="Standard">
      <style:text-properties style:font-name="serif" fo:font-size="12.75pt"/>
    </style:style>
    <style:style style:name="P6" style:family="paragraph" style:parent-style-name="Standard">
      <style:paragraph-properties fo:text-align="start" style:justify-single-word="false"/>
      <style:text-properties style:font-name="serif" fo:font-size="12.75pt" officeooo:paragraph-rsid="000a9b21"/>
    </style:style>
    <style:style style:name="P7" style:family="paragraph" style:parent-style-name="Standard">
      <style:text-properties style:font-name="sans-serif" fo:font-size="14.25pt"/>
    </style:style>
    <style:style style:name="P8" style:family="paragraph" style:parent-style-name="Standard">
      <style:text-properties style:font-name="sans-serif" fo:font-size="19.5pt"/>
    </style:style>
    <style:style style:name="P9" style:family="paragraph" style:parent-style-name="Standard">
      <style:text-properties style:font-name="monospace" fo:font-size="12pt"/>
    </style:style>
    <style:style style:name="P10" style:family="paragraph" style:parent-style-name="Standard">
      <style:text-properties fo:font-size="12.75pt" officeooo:paragraph-rsid="000ba792"/>
    </style:style>
    <style:style style:name="P11" style:family="paragraph" style:parent-style-name="Standard">
      <style:text-properties fo:font-size="18pt" officeooo:rsid="000a9b21" officeooo:paragraph-rsid="000ba792" style:font-size-asian="18pt" style:font-size-complex="18pt"/>
    </style:style>
    <style:style style:name="T1" style:family="text">
      <style:text-properties officeooo:rsid="000ba792"/>
    </style:style>
    <style:style style:name="T2" style:family="text">
      <style:text-properties fo:font-weight="bold" officeooo:rsid="000a9b21" style:font-size-asian="18pt" style:font-weight-asian="bold" style:font-size-complex="18pt" style:font-weight-complex="bold"/>
    </style:style>
    <style:style style:name="T3" style:family="text">
      <style:text-properties fo:font-weight="normal" officeooo:rsid="000a9b21" style:font-size-asian="18pt" style:font-weight-asian="normal" style:font-size-complex="18pt" style:font-weight-complex="normal"/>
    </style:style>
    <style:style style:name="T4" style:family="text">
      <style:text-properties style:font-name="serif"/>
    </style:style>
    <style:style style:name="T5" style:family="text">
      <style:text-properties style:font-name="serif" fo:font-size="12.75pt"/>
    </style:style>
    <style:style style:name="T6" style:family="text">
      <style:text-properties style:font-name="sans-serif"/>
    </style:style>
    <style:style style:name="T7" style:family="text">
      <style:text-properties style:font-name="sans-serif" fo:font-size="11.25pt"/>
    </style:style>
    <style:style style:name="T8" style:family="text">
      <style:text-properties style:font-name="monospace" fo:font-size="12pt"/>
    </style:style>
    <style:style style:name="T9" style:family="text">
      <style:text-properties style:font-name="monospace" fo:font-size="12pt" officeooo:rsid="000ba792"/>
    </style:style>
    <style:style style:name="T10" style:family="text">
      <style:text-properties style:font-name="monospace" fo:font-size="10.5pt"/>
    </style:style>
    <style:style style:name="T11" style:family="text">
      <style:text-properties officeooo:rsid="000c4d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tab/>HBASE </text:p>
      <text:p text:style-name="P2"/>
      <text:p text:style-name="P2"/>
      <text:p text:style-name="P2"/>
      <text:p text:style-name="P6"><text:span text:style-name="T3">HBase is a distributed column-oriented database built on top of HDFS. HBase is the</text:span><text:span text:style-name="T2"> </text:span>Hadoop application to use when you require real-time read/write random access to very <text:span text:style-name="T1">l</text:span>arge datasets.</text:p>
      <text:p text:style-name="P5"/>
      <text:p text:style-name="P5">Applications store data in labeled tables. Tables are made of rows and columns. Table cells—the intersection of row and column coordinates—are versioned. By default, their version is a timestamp auto-assigned by HBase at the time of cell insertion. A cell’s content is an uninterpreted array of bytes</text:p>
      <text:p text:style-name="P5"/>
      <text:p text:style-name="P6"><text:span text:style-name="T2">Row columns are grouped into </text:span><text:span text:style-name="T6">column families</text:span>. All column family members have a common prefix, so, for example, the columns </text:p>
      <text:p text:style-name="P9">info:format <text:span text:style-name="T5">and </text:span>info:geo <text:span text:style-name="T5">are both members of the </text:span>info <text:span text:style-name="T5">column family, </text:span></text:p>
      <text:p text:style-name="P9"/>
      <text:p text:style-name="P9"/>
      <text:p text:style-name="P8">Implementation</text:p>
      <text:p text:style-name="P5">Just as HDFS and YARN are built of clients, workers, and a coordinating master—the <text:span text:style-name="T6">namenode </text:span>and <text:s/><text:span text:style-name="T6">datanodes </text:span>in HDFS and <text:s/><text:span text:style-name="T6">resource manager </text:span>and <text:s/><text:span text:style-name="T6">node managers </text:span>in YARN— so is HBase made up of an HBase <text:s/><text:span text:style-name="T6">master </text:span>node orchestrating a cluster of one or more <text:s/><text:span text:style-name="T6">regionserver </text:span>workers (see <text:s/>Figure 20-2 ). The HBase master is responsible for bootstrapping a virgin install, for assigning regions to registered regionservers, and for recovering regionserver failures. The master node is lightly loaded. The regionservers carry zero or more regions and field client read/write requests. They also manage region splits, informing the HBase master about the new daughter regions so it can manage the offlining of parent regions and assignment of the replacement daughters. </text:p>
      <text:p text:style-name="P5"/>
      <text:p text:style-name="P5">HBase depends on ZooKeeper ( Chapter 21 ), and by default it manages a ZooKeeper instance as the authority on cluster state, although it can be configured to use an existing ZooKeeper cluster instead. The ZooKeeper ensemble hosts vitals such as the location of the <text:s/><text:span text:style-name="T8">hbase:meta </text:span>catalog table and the address of the current cluster master. Assign‐ ment of regions is mediated via ZooKeeper in case participating servers crash mid- assignment. Hosting the assignment transaction state in ZooKeeper makes it so recovery can pick up on the assignment where the crashed server left off. At a minimum, when bootstrapping a client connection to an HBase cluster, the client must be passed the location of the ZooKeeper ensemble. Thereafter, the client navigates the ZooKeeper hierarchy to learn cluster attributes such as server locations.</text:p>
      <text:p text:style-name="P9"/>
      <text:p text:style-name="P9"/>
      <text:p text:style-name="P7">HBase in operation</text:p>
      <text:p text:style-name="P5"><text:soft-page-break/>Internally, HBase keeps a special catalog table named <text:span text:style-name="T8">hbase:meta </text:span><text:s/>within which it maintains the current list, state, and locations of all user-space regions afloat on the cluster. Entries in </text:p>
      <text:p text:style-name="P9">hbase:meta <text:span text:style-name="T5">are keyed by region name, where a region name is made</text:span></text:p>
      <text:p text:style-name="P5">up of the name of the table the region belongs to, the region’s start row, its time of creation, and finally, an MD5 hash of all of these (i.e., a hash of table name, start row, and creation timestamp). Here is an example region name for a region in the table <text:span text:style-name="T8">TestTable </text:span>whose start row is <text:span text:style-name="T8">xyz</text:span>:<text:span text:style-name="T10">TestTable,xyz,1279729913622.1b6e176fb8d8aa88fd4ab6bc80247ece.</text:span></text:p>
      <text:p text:style-name="P5">Commas delimit the table name, start row, and timestamp. The MD5 hash is surrounded by a leading and trailing period.</text:p>
      <text:p text:style-name="P5">As noted previously, row keys are sorted, so finding the region that hosts a particular row is a ma<text:span text:style-name="T1">t</text:span>ter of a lookup to find the largest entry whose key is less than or equal to that of the requested row key. As regions </text:p>
      <text:p text:style-name="P5">transition—are split, disabled, enabled, deleted, or redeployed by the region load balancer, or redeployed due to a <text:s/>regionserver crash—</text:p>
      <text:p text:style-name="P5">the catalog table is updated so the state of all regions on the cluster is kept current. Fresh clients connect to the ZooKeeper cluster first to learn the location of <text:span text:style-name="T8">hbase:meta </text:span>. The client then does a lookup against the appropriate <text:s/><text:span text:style-name="T8">hbase:meta </text:span><text:span text:style-name="T9">r</text:span>egion to figure out the hosting user-space region and its location. Thereafter, the client inter‐ acts directly with the hosting regionserver. To save on having to make three round-trips per row operation, clients cache all they learn while doing lookups for </text:p>
      <text:p text:style-name="P9">hbase:meta <text:span text:style-name="T5">. They cache locations as well as user-space region start and stop rows, so they can figure out hosting regions themselves without</text:span></text:p>
      <text:p text:style-name="P10"><text:span text:style-name="T4">having to go back to the <text:s/></text:span><text:span text:style-name="T8">hbase:meta </text:span><text:span text:style-name="T4">table. Clients continue to use the cached entries as they work, until there is a fault. When this happens—i.e., when the region has <text:s/>moved</text:span><text:span text:style-name="T7"> </text:span><text:span text:style-name="T4">the client consults the </text:span><text:span text:style-name="T8">hbase:meta</text:span><text:span text:style-name="T4">table again to learn the new location. If the consulted </text:span><text:span text:style-name="T8">hbase:meta </text:span><text:span text:style-name="T4">region has moved, then ZooKeeper is reconsulted.Writes arriving at a regionserver are first appended to acommit log and then added toan in-memory </text:span><text:span text:style-name="T6">memstore</text:span><text:span text:style-name="T4">. When amemstorefills, its content is flushed to thefilesystem.The commit log ishosted on HDFS, so it remains available through a regionserver crash.When the master notices that a regionserver is no longerreachable,usually because theserver’s znode has expired inZooKeeper, it splits the dead regionserver’s commit log byregion. Onreassignment and before they reopen for business, regions that wereon thedead regionserver will pick up their just-split files of not-yet-ersisted edits and replaythem to bring themselves up to date with thestate they had just before the failure.When reading, the region’smemstore is consulted first. If sufficient versions are foundreading memstore alone, the query completes there. Otherwise,flush files are consulted in order, from newest to oldest, either until versions sufficient to satisfy the query are found or until werun out of flush files.</text:span></text:p>
      <text:p text:style-name="P10"/>
      <text:p text:style-name="P10"/>
      <text:p text:style-name="P10"/>
      <text:p text:style-name="P11"><text:soft-page-break/>HBase is a good fit for record-oriented data access.</text:p>
      <text:p text:style-name="Text_20_body">HBase (BigTable) describe an data-layout called "locality groups". A locality group is a grouping of columns across rows which are frequently accessed together. This is meant to avoid a penalty of having to filter data (server-side) to answer a query which the client definitively knows it does not want.</text:p>
      <text:p text:style-name="Text_20_body">In HBase, each column family is a locality group. Within a column family, all the columns (qualifiers) in a row are stored adjacent in a single file. Thus, there is absolutely no concern when fetching data for a row in HBase when only fetching columns in a single family -- this is the optimal case.</text:p>
      <text:p text:style-name="Text_20_body">There is a (very) minor concern when you request all the columns for a row which has multiple column families combined. In this case, the data for each family is stored in separate files. Because each file is sorted by row-order, it is a trivial merge of sorted data which is very efficient. So, as long as you are not implementing a schema which has each column in its own family (which would be considered a bad schema decision), the perceived cost would be relatively low (if you had one column per family, this would result in opening a file for each column queried which would increase HBase memory, HDFS utilization, etc). Most use-cases use a few column families (e.g. 1-5), many only using a single family.</text:p>
      <text:p text:style-name="P2"/>
      <text:p text:style-name="P2"/>
      <text:p text:style-name="P3"><text:a xlink:type="simple" xlink:href="http://blog.cloudera.com/blog/2012/06/hbase-write-path/">http://blog.cloudera.com/blog/2012/06/hbase-write-path/</text:a> : a very nice blog tht goes throug<text:span text:style-name="T11">h</text:span> full write path in hbase</text:p>
      <text:p text:style-name="P3"/>
      <text:p text:style-name="P4"><text:a xlink:type="simple" xlink:href="https://mapr.com/blog/in-depth-look-hbase-architecture/">https://mapr.com/blog/in-depth-look-hbase-architecture/</text:a> : in depth hbase architecture </text:p>
      <text:p text:style-name="P1"/>
      <text:p text:style-name="P2"><text:a xlink:type="simple" xlink:href="https://www.slideshare.net/je2451/apache-hbase-internals-you-hoped-you-never-needed-to-understand">https://www.slideshare.net/je2451/apache-hbase-internals-you-hoped-you-never-needed-to-understand</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7:53:17.009434493</meta:creation-date>
    <dc:date>2017-10-23T11:23:24.355448795</dc:date>
    <meta:editing-duration>PT17H36M43S</meta:editing-duration>
    <meta:editing-cycles>4</meta:editing-cycles>
    <meta:generator>LibreOffice/4.2.8.2$Linux_X86_64 LibreOffice_project/420m0$Build-2</meta:generator>
    <meta:document-statistic meta:table-count="0" meta:image-count="0" meta:object-count="0" meta:page-count="3" meta:paragraph-count="25" meta:word-count="1108" meta:character-count="7016" meta:non-whitespace-character-count="5911"/>
  </office:meta>
</office:document-meta>
</file>